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097in"/>
    </style:style>
    <style:style style:name="Table1.B" style:family="table-column">
      <style:table-column-properties style:column-width="1.3167in"/>
    </style:style>
    <style:style style:name="Table1.C" style:family="table-column">
      <style:table-column-properties style:column-width="1.3111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4146in"/>
    </style:style>
    <style:style style:name="Table1.F" style:family="table-column">
      <style:table-column-properties style:column-width="1.0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.F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9" style:family="table-row">
      <style:table-row-properties style:min-row-height="0.8958in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00c0f88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weight="bold" officeooo:paragraph-rsid="000fd75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1a64c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officeooo:rsid="000c0f88" officeooo:paragraph-rsid="000c0f88" style:font-weight-asian="normal" style:font-weight-complex="normal"/>
    </style:style>
    <style:style style:name="P8" style:family="paragraph" style:parent-style-name="Table_20_Contents">
      <style:text-properties fo:font-weight="normal" officeooo:rsid="000c0f88" officeooo:paragraph-rsid="000c0f88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00ea979" officeooo:paragraph-rsid="000ea979" style:font-weight-asian="normal" style:font-weight-complex="normal"/>
    </style:style>
    <style:style style:name="P10" style:family="paragraph" style:parent-style-name="Table_20_Contents">
      <style:text-properties fo:font-weight="normal" officeooo:rsid="000ea979" officeooo:paragraph-rsid="000ea979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0dea10" officeooo:paragraph-rsid="000ea979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0dea10" officeooo:paragraph-rsid="000eb801" style:font-weight-asian="normal" style:font-weight-complex="normal"/>
    </style:style>
    <style:style style:name="P13" style:family="paragraph" style:parent-style-name="Table_20_Contents">
      <style:text-properties fo:font-weight="normal" officeooo:rsid="000eb801" officeooo:paragraph-rsid="000eb801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011a64c" officeooo:paragraph-rsid="0011a64c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officeooo:rsid="0011a64c" officeooo:paragraph-rsid="0011a64c"/>
    </style:style>
    <style:style style:name="T1" style:family="text">
      <style:text-properties officeooo:rsid="000c0f88"/>
    </style:style>
    <style:style style:name="T2" style:family="text">
      <style:text-properties style:font-name="Symbol"/>
    </style:style>
    <style:style style:name="T3" style:family="text">
      <style:text-properties style:text-position="super 58%"/>
    </style:style>
    <style:style style:name="T4" style:family="text">
      <style:text-properties fo:font-size="15pt" officeooo:rsid="000fd754" style:font-size-asian="15pt" style:font-size-complex="15pt"/>
    </style:style>
    <style:style style:name="T5" style:family="text">
      <style:text-properties officeooo:rsid="0011a64c"/>
    </style:style>
    <style:style style:name="T6" style:family="text">
      <style:text-properties fo:font-weight="normal" officeooo:rsid="0011a64c" style:font-weight-asian="normal" style:font-weight-complex="normal"/>
    </style:style>
    <style:style style:name="T7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Renewal Products<text:line-break/>Jonathan Asaad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Journal Article<text:line-break/><text:span text:style-name="T5">JINST</text:span></text:p>
          </table:table-cell>
          <table:table-cell table:style-name="Table1.A1" office:value-type="string">
            <text:p text:style-name="P5"><text:span text:style-name="T6">Publication Status<text:line-break/>Submitted<text:line-break/><text:line-break/></text:span><text:a xlink:type="simple" xlink:href="https://arxiv.org/abs/1609.06169">arXiv:1609.06169</text:a> [physics.ins-det]</text:p>
          </table:table-cell>
          <table:table-cell table:style-name="Table1.A1" office:value-type="string">
            <text:p text:style-name="P16">Acknowledgement of DOE Support <text:line-break/>Yes</text:p>
          </table:table-cell>
          <table:table-cell table:style-name="Table1.A1" office:value-type="string">
            <text:p text:style-name="P8">Construction and Assembly of the Wire Planes for the MicroBooNE Time Projection Chamber</text:p>
          </table:table-cell>
          <table:table-cell table:style-name="Table1.F1" office:value-type="string">
            <text:p text:style-name="P2"><text:span text:style-name="T1">R. Acciarri, C. Adams, J. Asaadi, J. Danaher, B.T. Fleming, R. Gardner, S. Gollapinni, R. Grosso, R. Guenette, B.R. Littlejohn, S. Lockwitz, J.L Raaf, M. Soderberg, J. St. John, T. Strauss, A.M Szelc, B. Yu</text:span>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Journal Article<text:line-break/><text:span text:style-name="T5">PRD</text:span></text:p>
          </table:table-cell>
          <table:table-cell table:style-name="Table1.A2" office:value-type="string">
            <text:p text:style-name="P5"><text:span text:style-name="T6">Publication Status<text:line-break/>Submitted<text:line-break/></text:span><text:a xlink:type="simple" xlink:href="https://arxiv.org/abs/1511.00941">arXiv:1511.00941</text:a> [hep-ex]<text:span text:style-name="T6"><text:line-break/></text:span></text:p>
          </table:table-cell>
          <table:table-cell table:style-name="Table1.A2" office:value-type="string">
            <text:p text:style-name="P15">Acknowledgement of DOE Support <text:line-break/>Yes</text:p>
          </table:table-cell>
          <table:table-cell table:style-name="Table1.A2" office:value-type="string">
            <text:p text:style-name="P8">Measurement of muon neutrino and antimuon neutrino neutral current <text:span text:style-name="T2">p</text:span><text:span text:style-name="T3">0</text:span>→<text:span text:style-name="T2">gg</text:span> production in the ArgoNeuT Detector</text:p>
          </table:table-cell>
          <table:table-cell table:style-name="Table1.F2" office:value-type="string">
            <text:p text:style-name="P8">ArgoNeuT Collaboration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Journal Article<text:line-break/><text:span text:style-name="T5">JINST</text:span></text:p>
          </table:table-cell>
          <table:table-cell table:style-name="Table1.A2" office:value-type="string">
            <text:p text:style-name="P5"><text:span text:style-name="T6">Publication Status<text:line-break/>Accepted<text:line-break/><text:line-break/>DOI:<text:line-break/></text:span><text:a xlink:type="simple" xlink:href="https://arxiv.org/ct?url=http%3A%2F%2Fdx.doi.org%2F10%252E1088%2F1748-0221%2F9%2F09%2FP09002&amp;v=1f8d253f">10.1088/1748-0221/9/09/P09002</text:a><text:line-break/><text:line-break/>J Asaadi <text:span text:style-name="Emphasis">et al</text:span> 2014 <text:span text:style-name="Emphasis">JINST</text:span> <text:span text:style-name="T7">9</text:span> P09002</text:p>
          </table:table-cell>
          <table:table-cell table:style-name="Table1.A2" office:value-type="string">
            <text:p text:style-name="P15">Acknowledgement of DOE Support <text:line-break/>Yes</text:p>
          </table:table-cell>
          <table:table-cell table:style-name="Table1.A2" office:value-type="string">
            <text:p text:style-name="P8">Testing High Voltage Surge Protection Devices for Use in Liquid Argon TPC Detectors</text:p>
          </table:table-cell>
          <table:table-cell table:style-name="Table1.F2" office:value-type="string">
            <text:p text:style-name="P8">J. Asaadi, J.M. Conrad, S. Gollapinni, B.J.P Jones, H. Jostlein, J.M. St. John, T. Strauss, S. Wolbers, J. Zennamo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Journal Article<text:line-break/><text:span text:style-name="T5">PRD</text:span></text:p>
          </table:table-cell>
          <table:table-cell table:style-name="Table1.A2" office:value-type="string">
            <text:p text:style-name="P5"><text:span text:style-name="T6">Publication Status<text:line-break/>Accepted<text:line-break/><text:line-break/>DOI:<text:line-break/></text:span><text:a xlink:type="simple" xlink:href="https://arxiv.org/ct?url=http%3A%2F%2Fdx.doi.org%2F10%252E1103%2FPhysRevD%252E89%252E112003&amp;v=6bd53b4a">10.1103/PhysRevD.89.112003</text:a><text:line-break/></text:p>
            <text:h text:style-name="Heading_20_5" text:outline-level="5">Phys. Rev. D <text:span text:style-name="T7">89</text:span>, 112003</text:h>
            <text:p text:style-name="P5"/>
          </table:table-cell>
          <table:table-cell table:style-name="Table1.A2" office:value-type="string">
            <text:p text:style-name="P15">Acknowledgement of DOE Support <text:line-break/>Yes</text:p>
          </table:table-cell>
          <table:table-cell table:style-name="Table1.A2" office:value-type="string">
            <text:p text:style-name="P8">Measurement of Inclusive Muon Neutrino and Antineutrino Charged Current Differential Cross Sections on Argon in the NuMI Antineutrino Beam</text:p>
          </table:table-cell>
          <table:table-cell table:style-name="Table1.F2" office:value-type="string">
            <text:p text:style-name="P8">ArgoNeuT Collaboration</text:p>
          </table:table-cell>
        </table:table-row>
        <text:soft-page-break/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Journal Articl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The detection of back-to-back proton pairs in Charged-Current neutrino interactions with the ArgoNeuT detector in the NuMI low energy beam line</text:p>
          </table:table-cell>
          <table:table-cell table:style-name="Table1.F2" office:value-type="string">
            <text:p text:style-name="P8">ArgoNeuT Collaboration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9">Other Publication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ArgonCube: A novel, fully modular approach for the realization of large-mass liquid argon TPC neutrino detector</text:p>
          </table:table-cell>
          <table:table-cell table:style-name="Table1.F2" office:value-type="string">
            <text:p text:style-name="P10">ArgonCube Collaboration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11">Conference Paper/<text:line-break/>Presentation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New Technologies for Neutrino Oscillations (CPAD 2015)</text:p>
          </table:table-cell>
          <table:table-cell table:style-name="Table1.F2" office:value-type="string">
            <text:p text:style-name="P10">J. Asaadi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11">Conference Paper/<text:line-break/>Presentation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The Fermilab Short-Baseline Neutrino Program (WIN 2015)</text:p>
          </table:table-cell>
          <table:table-cell table:style-name="Table1.F2" office:value-type="string">
            <text:p text:style-name="P10">Fermilab SBN Collaboration</text:p>
          </table:table-cell>
        </table:table-row>
        <table:table-row table:style-name="Table1.9"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12">Conference Paper/<text:line-break/>Presentation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>The MicroBooNE Experiment (PANIC2014)</text:p>
          </table:table-cell>
          <table:table-cell table:style-name="Table1.F2" office:value-type="string">
            <text:p text:style-name="P13">MicroBooNE Collaboration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12">Conference Paper/<text:line-break/>Presentation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>Future prospects of electron/photon separation and Neutral Current <text:span text:style-name="T2">p</text:span><text:span text:style-name="T3">0</text:span> measurements with Liquid Argon TPCs and other methods</text:p>
          </table:table-cell>
          <table:table-cell table:style-name="Table1.F2" office:value-type="string">
            <text:p text:style-name="P13">J. Asaadi</text:p>
          </table:table-cell>
        </table:table-row>
        <table:table-row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14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15" office:value-type="string">
            <text:p text:style-name="P7">15</text:p>
          </table:table-cell>
          <table:table-cell table:style-name="Table1.A15" office:value-type="string">
            <text:p text:style-name="P14"/>
          </table:table-cell>
          <table:table-cell table:style-name="Table1.A15" office:value-type="string">
            <text:p text:style-name="P14"/>
          </table:table-cell>
          <table:table-cell table:style-name="Table1.A15" office:value-type="string">
            <text:p text:style-name="P14"/>
          </table:table-cell>
          <table:table-cell table:style-name="Table1.A15" office:value-type="string">
            <text:p text:style-name="P6"/>
          </table:table-cell>
          <table:table-cell table:style-name="Table1.F15" office:value-type="string">
            <text:p text:style-name="P6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8:25:44.168115475</meta:creation-date>
    <dc:date>2016-09-26T11:25:02.832587930</dc:date>
    <meta:editing-duration>PT2H43M57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2" meta:paragraph-count="55" meta:word-count="303" meta:character-count="2143" meta:non-whitespace-character-count="1885"/>
  </office:meta>
</office:document-meta>
</file>